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2in" svg:height="3.5449in" svg:x="10.1992in" svg:y="0.3665in">
            <draw:object draw:notify-on-update-of-ranges="Sheet1.A1:Sheet1.A1 Sheet1.A2:Sheet1.A8 Sheet1.H4:Sheet1.H4 Sheet1.F2:Sheet1.F8 Sheet1.H15:Sheet1.H15 Sheet1.F12:Sheet1.F18 Sheet1.A12:Sheet1.A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5in" svg:height="3.5453in" svg:x="10.2094in" svg:y="4.1102in">
            <draw:object draw:notify-on-update-of-ranges="Sheet1.A1:Sheet1.A1 Sheet1.A2:Sheet1.A8 Sheet1.B1:Sheet1.B1 Sheet1.B2:Sheet1.B8 Sheet1.B11:Sheet1.B11 Sheet1.B12:Sheet1.B18 Sheet1.A12:Sheet1.A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45in" svg:height="3.5449in" svg:x="0.8264in" svg:y="4.0378in">
            <draw:object draw:notify-on-update-of-ranges="Sheet1.A1:Sheet1.A1 Sheet1.A2:Sheet1.A8 Sheet1.C1:Sheet1.C1 Sheet1.C2:Sheet1.C8 Sheet1.C11:Sheet1.C11 Sheet1.C12:Sheet1.C18 Sheet1.A12:Sheet1.A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67in" svg:height="3.5449in" svg:x="0.8343in" svg:y="8.272in">
            <draw:object draw:notify-on-update-of-ranges="Sheet1.A1:Sheet1.A1 Sheet1.A2:Sheet1.A8 Sheet1.G1:Sheet1.G1 Sheet1.G2:Sheet1.G8 Sheet1.G11:Sheet1.G11 Sheet1.G12:Sheet1.G18 Sheet1.A12:Sheet1.A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Multiplication L1 Data Cache Misses</text:p>
          </table:table-cell>
          <table:table-cell office:value-type="string" calcext:value-type="string">
            <text:p>Multiplication L2 Data Cache Misses</text:p>
          </table:table-cell>
          <table:table-cell office:value-type="string" calcext:value-type="string">
            <text:p>L2_DCA</text:p>
          </table:table-cell>
          <table:table-cell office:value-type="string" calcext:value-type="string">
            <text:p>L3_DCA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++ Multiplication G Flops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4314104" calcext:value-type="float">
            <text:p>244314104</text:p>
          </table:table-cell>
          <table:table-cell office:value-type="float" office:value="43970574" calcext:value-type="float">
            <text:p>43970574</text:p>
          </table:table-cell>
          <table:table-cell office:value-type="float" office:value="217999394" calcext:value-type="float">
            <text:p>217999394</text:p>
          </table:table-cell>
          <table:table-cell office:value-type="float" office:value="43970574" calcext:value-type="float">
            <text:p>43970574</text:p>
          </table:table-cell>
          <table:table-cell office:value-type="float" office:value="0.205942" calcext:value-type="float">
            <text:p>0.205942</text:p>
          </table:table-cell>
          <table:table-cell table:formula="of:=((2*POWER([.A2]; 3))/[.F2])/POWER(10; 9)" office:value-type="float" office:value="2.09767798700605" calcext:value-type="float">
            <text:p>2.0976779870060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26681388" calcext:value-type="float">
            <text:p>1226681388</text:p>
          </table:table-cell>
          <table:table-cell office:value-type="float" office:value="305412324" calcext:value-type="float">
            <text:p>305412324</text:p>
          </table:table-cell>
          <table:table-cell office:value-type="float" office:value="1107270944" calcext:value-type="float">
            <text:p>1107270944</text:p>
          </table:table-cell>
          <table:table-cell office:value-type="float" office:value="305412324" calcext:value-type="float">
            <text:p>305412324</text:p>
          </table:table-cell>
          <table:table-cell office:value-type="float" office:value="1.44138" calcext:value-type="float">
            <text:p>1.44138</text:p>
          </table:table-cell>
          <table:table-cell table:formula="of:=((2*POWER([.A3]; 3))/[.F3])/POWER(10; 9)" office:value-type="float" office:value="1.38755914470854" calcext:value-type="float">
            <text:p>1.38755914470854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88092717" calcext:value-type="float">
            <text:p>3488092717</text:p>
          </table:table-cell>
          <table:table-cell office:value-type="float" office:value="1172459249" calcext:value-type="float">
            <text:p>1172459249</text:p>
          </table:table-cell>
          <table:table-cell office:value-type="float" office:value="3171825183" calcext:value-type="float">
            <text:p>3171825183</text:p>
          </table:table-cell>
          <table:table-cell office:value-type="float" office:value="1172459249" calcext:value-type="float">
            <text:p>1172459249</text:p>
          </table:table-cell>
          <table:table-cell office:value-type="float" office:value="4.5904" calcext:value-type="float">
            <text:p>4.5904</text:p>
          </table:table-cell>
          <table:table-cell table:formula="of:=((2*POWER([.A4]; 3))/[.F4])/POWER(10; 9)" office:value-type="float" office:value="1.19553851516208" calcext:value-type="float">
            <text:p>1.19553851516208</text:p>
          </table:table-cell>
          <table:table-cell office:value-type="string" calcext:value-type="string">
            <text:p>C++ Multiplicatio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70200125" calcext:value-type="float">
            <text:p>9070200125</text:p>
          </table:table-cell>
          <table:table-cell office:value-type="float" office:value="6923210844" calcext:value-type="float">
            <text:p>6923210844</text:p>
          </table:table-cell>
          <table:table-cell office:value-type="float" office:value="8399491364" calcext:value-type="float">
            <text:p>8399491364</text:p>
          </table:table-cell>
          <table:table-cell office:value-type="float" office:value="6923210844" calcext:value-type="float">
            <text:p>6923210844</text:p>
          </table:table-cell>
          <table:table-cell office:value-type="float" office:value="18.8208" calcext:value-type="float">
            <text:p>18.8208</text:p>
          </table:table-cell>
          <table:table-cell table:formula="of:=((2*POWER([.A5]; 3))/[.F5])/POWER(10; 9)" office:value-type="float" office:value="0.619739862280031" calcext:value-type="float">
            <text:p>0.619739862280031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639751709" calcext:value-type="float">
            <text:p>17639751709</text:p>
          </table:table-cell>
          <table:table-cell office:value-type="float" office:value="21015712806" calcext:value-type="float">
            <text:p>21015712806</text:p>
          </table:table-cell>
          <table:table-cell office:value-type="float" office:value="16373920767" calcext:value-type="float">
            <text:p>16373920767</text:p>
          </table:table-cell>
          <table:table-cell office:value-type="float" office:value="21015712806" calcext:value-type="float">
            <text:p>21015712806</text:p>
          </table:table-cell>
          <table:table-cell office:value-type="float" office:value="39.7119" calcext:value-type="float">
            <text:p>39.7119</text:p>
          </table:table-cell>
          <table:table-cell table:formula="of:=((2*POWER([.A6]; 3))/[.F6])/POWER(10; 9)" office:value-type="float" office:value="0.536262430153178" calcext:value-type="float">
            <text:p>0.536262430153178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876946566" calcext:value-type="float">
            <text:p>30876946566</text:p>
          </table:table-cell>
          <table:table-cell office:value-type="float" office:value="51004819294" calcext:value-type="float">
            <text:p>51004819294</text:p>
          </table:table-cell>
          <table:table-cell office:value-type="float" office:value="28669339995" calcext:value-type="float">
            <text:p>28669339995</text:p>
          </table:table-cell>
          <table:table-cell office:value-type="float" office:value="51004819294" calcext:value-type="float">
            <text:p>51004819294</text:p>
          </table:table-cell>
          <table:table-cell office:value-type="float" office:value="72.0652" calcext:value-type="float">
            <text:p>72.0652</text:p>
          </table:table-cell>
          <table:table-cell table:formula="of:=((2*POWER([.A7]; 3))/[.F7])/POWER(10; 9)" office:value-type="float" office:value="0.487780509871616" calcext:value-type="float">
            <text:p>0.48778050987161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267750637" calcext:value-type="float">
            <text:p>50267750637</text:p>
          </table:table-cell>
          <table:table-cell office:value-type="float" office:value="98598463985" calcext:value-type="float">
            <text:p>98598463985</text:p>
          </table:table-cell>
          <table:table-cell office:value-type="float" office:value="46591602169" calcext:value-type="float">
            <text:p>46591602169</text:p>
          </table:table-cell>
          <table:table-cell office:value-type="float" office:value="98598463985" calcext:value-type="float">
            <text:p>98598463985</text:p>
          </table:table-cell>
          <table:table-cell office:value-type="float" office:value="120.77" calcext:value-type="float">
            <text:p>120.77</text:p>
          </table:table-cell>
          <table:table-cell table:formula="of:=((2*POWER([.A8]; 3))/[.F8])/POWER(10; 9)" office:value-type="float" office:value="0.447130909994204" calcext:value-type="float">
            <text:p>0.44713090999420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Line Multiplication L1 Data Cache Misses</text:p>
          </table:table-cell>
          <table:table-cell office:value-type="string" calcext:value-type="string">
            <text:p>Line Multiplication L2 Data Cache Misses</text:p>
          </table:table-cell>
          <table:table-cell office:value-type="string" calcext:value-type="string">
            <text:p>L2_DCA</text:p>
          </table:table-cell>
          <table:table-cell office:value-type="string" calcext:value-type="string">
            <text:p>L3_DCA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++ Line Multiplication G Flops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107782" calcext:value-type="float">
            <text:p>27107782</text:p>
          </table:table-cell>
          <table:table-cell office:value-type="float" office:value="57370881" calcext:value-type="float">
            <text:p>57370881</text:p>
          </table:table-cell>
          <table:table-cell office:value-type="float" office:value="1130674" calcext:value-type="float">
            <text:p>1130674</text:p>
          </table:table-cell>
          <table:table-cell office:value-type="float" office:value="57370881" calcext:value-type="float">
            <text:p>57370881</text:p>
          </table:table-cell>
          <table:table-cell office:value-type="float" office:value="0.112869" calcext:value-type="float">
            <text:p>0.112869</text:p>
          </table:table-cell>
          <table:table-cell table:formula="of:=((2*POWER([.A12]; 3))/[.F12])/POWER(10; 9)" office:value-type="float" office:value="3.8274459771948" calcext:value-type="float">
            <text:p>3.82744597719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5760821" calcext:value-type="float">
            <text:p>125760821</text:p>
          </table:table-cell>
          <table:table-cell office:value-type="float" office:value="253715899" calcext:value-type="float">
            <text:p>253715899</text:p>
          </table:table-cell>
          <table:table-cell office:value-type="float" office:value="7199949" calcext:value-type="float">
            <text:p>7199949</text:p>
          </table:table-cell>
          <table:table-cell office:value-type="float" office:value="253715899" calcext:value-type="float">
            <text:p>253715899</text:p>
          </table:table-cell>
          <table:table-cell office:value-type="float" office:value="0.642101" calcext:value-type="float">
            <text:p>0.642101</text:p>
          </table:table-cell>
          <table:table-cell table:formula="of:=((2*POWER([.A13]; 3))/[.F13])/POWER(10; 9)" office:value-type="float" office:value="3.11477477842271" calcext:value-type="float">
            <text:p>3.11477477842271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7736156" calcext:value-type="float">
            <text:p>347736156</text:p>
          </table:table-cell>
          <table:table-cell office:value-type="float" office:value="679598264" calcext:value-type="float">
            <text:p>679598264</text:p>
          </table:table-cell>
          <table:table-cell office:value-type="float" office:value="22884282" calcext:value-type="float">
            <text:p>22884282</text:p>
          </table:table-cell>
          <table:table-cell office:value-type="float" office:value="679598264" calcext:value-type="float">
            <text:p>679598264</text:p>
          </table:table-cell>
          <table:table-cell office:value-type="float" office:value="1.8873" calcext:value-type="float">
            <text:p>1.8873</text:p>
          </table:table-cell>
          <table:table-cell table:formula="of:=((2*POWER([.A14]; 3))/[.F14])/POWER(10; 9)" office:value-type="float" office:value="2.9078577862555" calcext:value-type="float">
            <text:p>2.9078577862555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48488927" calcext:value-type="float">
            <text:p>748488927</text:p>
          </table:table-cell>
          <table:table-cell office:value-type="float" office:value="1448012269" calcext:value-type="float">
            <text:p>1448012269</text:p>
          </table:table-cell>
          <table:table-cell office:value-type="float" office:value="55210447" calcext:value-type="float">
            <text:p>55210447</text:p>
          </table:table-cell>
          <table:table-cell office:value-type="float" office:value="1448012269" calcext:value-type="float">
            <text:p>1448012269</text:p>
          </table:table-cell>
          <table:table-cell office:value-type="float" office:value="4.04955" calcext:value-type="float">
            <text:p>4.04955</text:p>
          </table:table-cell>
          <table:table-cell table:formula="of:=((2*POWER([.A15]; 3))/[.F15])/POWER(10; 9)" office:value-type="float" office:value="2.88032003555951" calcext:value-type="float">
            <text:p>2.88032003555951</text:p>
          </table:table-cell>
          <table:table-cell office:value-type="string" calcext:value-type="string">
            <text:p>C++ Line Multiplication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70262530" calcext:value-type="float">
            <text:p>2070262530</text:p>
          </table:table-cell>
          <table:table-cell office:value-type="float" office:value="2645841468" calcext:value-type="float">
            <text:p>2645841468</text:p>
          </table:table-cell>
          <table:table-cell office:value-type="float" office:value="209156704" calcext:value-type="float">
            <text:p>209156704</text:p>
          </table:table-cell>
          <table:table-cell office:value-type="float" office:value="2645841468" calcext:value-type="float">
            <text:p>2645841468</text:p>
          </table:table-cell>
          <table:table-cell office:value-type="float" office:value="7.25077" calcext:value-type="float">
            <text:p>7.25077</text:p>
          </table:table-cell>
          <table:table-cell table:formula="of:=((2*POWER([.A16]; 3))/[.F16])/POWER(10; 9)" office:value-type="float" office:value="2.93706737353412" calcext:value-type="float">
            <text:p>2.93706737353412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398377596" calcext:value-type="float">
            <text:p>4398377596</text:p>
          </table:table-cell>
          <table:table-cell office:value-type="float" office:value="4362975373" calcext:value-type="float">
            <text:p>4362975373</text:p>
          </table:table-cell>
          <table:table-cell office:value-type="float" office:value="484943197" calcext:value-type="float">
            <text:p>484943197</text:p>
          </table:table-cell>
          <table:table-cell office:value-type="float" office:value="4362975373" calcext:value-type="float">
            <text:p>4362975373</text:p>
          </table:table-cell>
          <table:table-cell office:value-type="float" office:value="11.549" calcext:value-type="float">
            <text:p>11.549</text:p>
          </table:table-cell>
          <table:table-cell table:formula="of:=((2*POWER([.A17]; 3))/[.F17])/POWER(10; 9)" office:value-type="float" office:value="3.04372672958698" calcext:value-type="float">
            <text:p>3.04372672958698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761086632" calcext:value-type="float">
            <text:p>6761086632</text:p>
          </table:table-cell>
          <table:table-cell office:value-type="float" office:value="6694360468" calcext:value-type="float">
            <text:p>6694360468</text:p>
          </table:table-cell>
          <table:table-cell office:value-type="float" office:value="742283469" calcext:value-type="float">
            <text:p>742283469</text:p>
          </table:table-cell>
          <table:table-cell office:value-type="float" office:value="6694360468" calcext:value-type="float">
            <text:p>6694360468</text:p>
          </table:table-cell>
          <table:table-cell office:value-type="float" office:value="17.7684" calcext:value-type="float">
            <text:p>17.7684</text:p>
          </table:table-cell>
          <table:table-cell table:formula="of:=((2*POWER([.A18]; 3))/[.F18])/POWER(10; 9)" office:value-type="float" office:value="3.03910312689944" calcext:value-type="float">
            <text:p>3.039103126899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15:45:26.874527244</meta:creation-date>
    <meta:generator>LibreOffice/7.2.5.2.0$Linux_X86_64 LibreOffice_project/20$Build-2</meta:generator>
    <dc:date>2022-03-26T17:34:12.129125734</dc:date>
    <meta:editing-duration>PT47M21S</meta:editing-duration>
    <meta:editing-cycles>4</meta:editing-cycles>
    <meta:document-statistic meta:table-count="1" meta:cell-count="11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legend chart:legend-position="bottom" svg:x="3.715cm" svg:y="8.406cm" style:legend-expansion="wide" chart:style-name="ch2"/>
        <chart:plot-area chart:style-name="ch3" table:cell-range-address="Sheet1.A1:Sheet1.A8 Sheet1.H4:Sheet1.H4 Sheet1.F2:Sheet1.F8 Sheet1.H15:Sheet1.H15 Sheet1.F12:Sheet1.F18" chart:data-source-has-labels="row" svg:x="0.319cm" svg:y="0.18cm" svg:width="15.358cm" svg:height="7.862cm">
          <chart:coordinate-region svg:x="0.94cm" svg:y="0.379cm" svg:width="14.179cm" svg:height="7.0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" chart:label-cell-address="Sheet1.H4:Sheet1.H4" chart:class="chart:scatter">
            <chart:domain table:cell-range-address="Sheet1.A2:Sheet1.A8"/>
            <chart:data-point chart:repeated="7"/>
          </chart:series>
          <chart:series chart:style-name="ch7" chart:values-cell-range-address="Sheet1.F12:Sheet1.F18" chart:label-cell-address="Sheet1.H15:Sheet1.H15" chart:class="chart:scatter">
            <chart:domain table:cell-range-address="Sheet1.A12:Sheet1.A1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++ Multiplication</text:p>
                <draw:g>
                  <svg:desc>Sheet1.H4:Sheet1.H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++ Line Multiplication</text:p>
                <draw:g>
                  <svg:desc>Sheet1.H15:Sheet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2:Sheet1.A8</svg:desc>
                </draw:g>
              </table:table-cell>
              <table:table-cell office:value-type="float" office:value="0.205942">
                <text:p>0.205942</text:p>
                <draw:g>
                  <svg:desc>Sheet1.F2:Sheet1.F8</svg:desc>
                </draw:g>
              </table:table-cell>
              <table:table-cell office:value-type="float" office:value="600">
                <text:p>600</text:p>
                <draw:g>
                  <svg:desc>Sheet1.A12:Sheet1.A18</svg:desc>
                </draw:g>
              </table:table-cell>
              <table:table-cell office:value-type="float" office:value="0.112869">
                <text:p>0.112869</text:p>
                <draw:g>
                  <svg:desc>Sheet1.F12:Sheet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44138">
                <text:p>1.44138</text:p>
              </table:table-cell>
              <table:table-cell office:value-type="float" office:value="1000">
                <text:p>1000</text:p>
              </table:table-cell>
              <table:table-cell office:value-type="float" office:value="0.642101">
                <text:p>0.642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4.5904">
                <text:p>4.5904</text:p>
              </table:table-cell>
              <table:table-cell office:value-type="float" office:value="1400">
                <text:p>1400</text:p>
              </table:table-cell>
              <table:table-cell office:value-type="float" office:value="1.8873">
                <text:p>1.8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18.8208">
                <text:p>18.8208</text:p>
              </table:table-cell>
              <table:table-cell office:value-type="float" office:value="1800">
                <text:p>1800</text:p>
              </table:table-cell>
              <table:table-cell office:value-type="float" office:value="4.04955">
                <text:p>4.04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39.7119">
                <text:p>39.7119</text:p>
              </table:table-cell>
              <table:table-cell office:value-type="float" office:value="2200">
                <text:p>2200</text:p>
              </table:table-cell>
              <table:table-cell office:value-type="float" office:value="7.25077">
                <text:p>7.25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72.0652">
                <text:p>72.0652</text:p>
              </table:table-cell>
              <table:table-cell office:value-type="float" office:value="2600">
                <text:p>2600</text:p>
              </table:table-cell>
              <table:table-cell office:value-type="float" office:value="11.549">
                <text:p>11.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120.77">
                <text:p>120.77</text:p>
              </table:table-cell>
              <table:table-cell office:value-type="float" office:value="3000">
                <text:p>3000</text:p>
              </table:table-cell>
              <table:table-cell office:value-type="float" office:value="17.7684">
                <text:p>17.7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bottom" svg:x="0.88cm" svg:y="8.407cm" style:legend-expansion="wide" chart:style-name="ch2"/>
        <chart:plot-area chart:style-name="ch3" table:cell-range-address="Sheet1.A1:Sheet1.B8 Sheet1.B11:Sheet1.B18" chart:data-source-has-labels="row" svg:x="0.319cm" svg:y="0.18cm" svg:width="15.351cm" svg:height="7.863cm">
          <chart:coordinate-region svg:x="2.607cm" svg:y="0.379cm" svg:width="12.691cm" svg:height="7.0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series chart:style-name="ch8" chart:values-cell-range-address="Sheet1.B12:Sheet1.B18" chart:label-cell-address="Sheet1.B11:Sheet1.B11" chart:class="chart:scatter">
            <chart:domain table:cell-range-address="Sheet1.A12:Sheet1.A1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ltiplication L1 Data Cache Misses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ine Multiplication L1 Data Cache Misses</text:p>
                <draw:g>
                  <svg:desc>Sheet1.B11:Sheet1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2:Sheet1.A8</svg:desc>
                </draw:g>
              </table:table-cell>
              <table:table-cell office:value-type="float" office:value="244314104">
                <text:p>244314104</text:p>
                <draw:g>
                  <svg:desc>Sheet1.B2:Sheet1.B8</svg:desc>
                </draw:g>
              </table:table-cell>
              <table:table-cell office:value-type="float" office:value="600">
                <text:p>600</text:p>
                <draw:g>
                  <svg:desc>Sheet1.A12:Sheet1.A18</svg:desc>
                </draw:g>
              </table:table-cell>
              <table:table-cell office:value-type="float" office:value="27107782">
                <text:p>27107782</text:p>
                <draw:g>
                  <svg:desc>Sheet1.B12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226681388">
                <text:p>1226681388</text:p>
              </table:table-cell>
              <table:table-cell office:value-type="float" office:value="1000">
                <text:p>1000</text:p>
              </table:table-cell>
              <table:table-cell office:value-type="float" office:value="125760821">
                <text:p>125760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3488092717">
                <text:p>3488092717</text:p>
              </table:table-cell>
              <table:table-cell office:value-type="float" office:value="1400">
                <text:p>1400</text:p>
              </table:table-cell>
              <table:table-cell office:value-type="float" office:value="347736156">
                <text:p>347736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9070200125">
                <text:p>9070200125</text:p>
              </table:table-cell>
              <table:table-cell office:value-type="float" office:value="1800">
                <text:p>1800</text:p>
              </table:table-cell>
              <table:table-cell office:value-type="float" office:value="748488927">
                <text:p>748488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17639751709">
                <text:p>17639751709</text:p>
              </table:table-cell>
              <table:table-cell office:value-type="float" office:value="2200">
                <text:p>2200</text:p>
              </table:table-cell>
              <table:table-cell office:value-type="float" office:value="2070262530">
                <text:p>20702625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30876946566">
                <text:p>30876946566</text:p>
              </table:table-cell>
              <table:table-cell office:value-type="float" office:value="2600">
                <text:p>2600</text:p>
              </table:table-cell>
              <table:table-cell office:value-type="float" office:value="4398377596">
                <text:p>4398377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0267750637">
                <text:p>50267750637</text:p>
              </table:table-cell>
              <table:table-cell office:value-type="float" office:value="3000">
                <text:p>3000</text:p>
              </table:table-cell>
              <table:table-cell office:value-type="float" office:value="6761086632">
                <text:p>6761086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legend chart:legend-position="bottom" svg:x="0.88cm" svg:y="8.406cm" style:legend-expansion="wide" chart:style-name="ch2"/>
        <chart:plot-area chart:style-name="ch3" table:cell-range-address="Sheet1.A1:Sheet1.A8 Sheet1.C1:Sheet1.C8 Sheet1.C11:Sheet1.C18" chart:data-source-has-labels="row" svg:x="0.319cm" svg:y="0.18cm" svg:width="15.351cm" svg:height="7.862cm">
          <chart:coordinate-region svg:x="2.607cm" svg:y="0.38cm" svg:width="12.505cm" svg:height="7.0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" chart:label-cell-address="Sheet1.C1:Sheet1.C1" chart:class="chart:scatter">
            <chart:domain table:cell-range-address="Sheet1.A2:Sheet1.A8"/>
            <chart:data-point chart:repeated="7"/>
          </chart:series>
          <chart:series chart:style-name="ch8" chart:values-cell-range-address="Sheet1.C12:Sheet1.C18" chart:label-cell-address="Sheet1.C11:Sheet1.C11" chart:class="chart:scatter">
            <chart:domain table:cell-range-address="Sheet1.A12:Sheet1.A1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ltiplication L2 Data Cache Misses</text:p>
                <draw:g>
                  <svg:desc>Sheet1.C1:Sheet1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ine Multiplication L2 Data Cache Misses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2:Sheet1.A8</svg:desc>
                </draw:g>
              </table:table-cell>
              <table:table-cell office:value-type="float" office:value="43970574">
                <text:p>43970574</text:p>
                <draw:g>
                  <svg:desc>Sheet1.C2:Sheet1.C8</svg:desc>
                </draw:g>
              </table:table-cell>
              <table:table-cell office:value-type="float" office:value="600">
                <text:p>600</text:p>
                <draw:g>
                  <svg:desc>Sheet1.A12:Sheet1.A18</svg:desc>
                </draw:g>
              </table:table-cell>
              <table:table-cell office:value-type="float" office:value="57370881">
                <text:p>57370881</text:p>
                <draw:g>
                  <svg:desc>Sheet1.C12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05412324">
                <text:p>305412324</text:p>
              </table:table-cell>
              <table:table-cell office:value-type="float" office:value="1000">
                <text:p>1000</text:p>
              </table:table-cell>
              <table:table-cell office:value-type="float" office:value="253715899">
                <text:p>253715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1172459249">
                <text:p>1172459249</text:p>
              </table:table-cell>
              <table:table-cell office:value-type="float" office:value="1400">
                <text:p>1400</text:p>
              </table:table-cell>
              <table:table-cell office:value-type="float" office:value="679598264">
                <text:p>679598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6923210844">
                <text:p>6923210844</text:p>
              </table:table-cell>
              <table:table-cell office:value-type="float" office:value="1800">
                <text:p>1800</text:p>
              </table:table-cell>
              <table:table-cell office:value-type="float" office:value="1448012269">
                <text:p>1448012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21015712806">
                <text:p>21015712806</text:p>
              </table:table-cell>
              <table:table-cell office:value-type="float" office:value="2200">
                <text:p>2200</text:p>
              </table:table-cell>
              <table:table-cell office:value-type="float" office:value="2645841468">
                <text:p>2645841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51004819294">
                <text:p>51004819294</text:p>
              </table:table-cell>
              <table:table-cell office:value-type="float" office:value="2600">
                <text:p>2600</text:p>
              </table:table-cell>
              <table:table-cell office:value-type="float" office:value="4362975373">
                <text:p>4362975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98598463985">
                <text:p>98598463985</text:p>
              </table:table-cell>
              <table:table-cell office:value-type="float" office:value="3000">
                <text:p>3000</text:p>
              </table:table-cell>
              <table:table-cell office:value-type="float" office:value="6694360468">
                <text:p>6694360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cm" svg:height="9.005cm" xlink:href=".." xlink:type="simple" chart:class="chart:scatter" chart:style-name="ch1">
        <chart:legend chart:legend-position="end" svg:x="10.575cm" svg:y="3.755cm" style:legend-expansion="high" chart:style-name="ch2"/>
        <chart:plot-area chart:style-name="ch3" table:cell-range-address="Sheet1.A1:Sheet1.A8 Sheet1.G1:Sheet1.G8 Sheet1.G11:Sheet1.G18" chart:data-source-has-labels="row" svg:x="0.32cm" svg:y="0.18cm" svg:width="9.935cm" svg:height="8.645cm">
          <chart:coordinate-region svg:x="1.047cm" svg:y="0.379cm" svg:width="8.83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" chart:label-cell-address="Sheet1.G1:Sheet1.G1" chart:class="chart:scatter">
            <chart:domain table:cell-range-address="Sheet1.A2:Sheet1.A8"/>
            <chart:data-point chart:repeated="7"/>
          </chart:series>
          <chart:series chart:style-name="ch7" chart:values-cell-range-address="Sheet1.G12:Sheet1.G18" chart:label-cell-address="Sheet1.G11:Sheet1.G11" chart:class="chart:scatter">
            <chart:domain table:cell-range-address="Sheet1.A12:Sheet1.A1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++ Multiplication G Flops</text:p>
                <draw:g>
                  <svg:desc>Sheet1.G1:Sheet1.G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++ Line Multiplication G Flops</text:p>
                <draw:g>
                  <svg:desc>Sheet1.G11:Sheet1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2:Sheet1.A8</svg:desc>
                </draw:g>
              </table:table-cell>
              <table:table-cell office:value-type="float" office:value="2.09767798700605">
                <text:p>2.09767798700605</text:p>
                <draw:g>
                  <svg:desc>Sheet1.G2:Sheet1.G8</svg:desc>
                </draw:g>
              </table:table-cell>
              <table:table-cell office:value-type="float" office:value="600">
                <text:p>600</text:p>
                <draw:g>
                  <svg:desc>Sheet1.A12:Sheet1.A18</svg:desc>
                </draw:g>
              </table:table-cell>
              <table:table-cell office:value-type="float" office:value="3.8274459771948">
                <text:p>3.8274459771948</text:p>
                <draw:g>
                  <svg:desc>Sheet1.G12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38755914470854">
                <text:p>1.38755914470854</text:p>
              </table:table-cell>
              <table:table-cell office:value-type="float" office:value="1000">
                <text:p>1000</text:p>
              </table:table-cell>
              <table:table-cell office:value-type="float" office:value="3.11477477842271">
                <text:p>3.11477477842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1.19553851516208">
                <text:p>1.19553851516208</text:p>
              </table:table-cell>
              <table:table-cell office:value-type="float" office:value="1400">
                <text:p>1400</text:p>
              </table:table-cell>
              <table:table-cell office:value-type="float" office:value="2.9078577862555">
                <text:p>2.9078577862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0.619739862280031">
                <text:p>0.619739862280031</text:p>
              </table:table-cell>
              <table:table-cell office:value-type="float" office:value="1800">
                <text:p>1800</text:p>
              </table:table-cell>
              <table:table-cell office:value-type="float" office:value="2.88032003555951">
                <text:p>2.88032003555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0.536262430153178">
                <text:p>0.536262430153178</text:p>
              </table:table-cell>
              <table:table-cell office:value-type="float" office:value="2200">
                <text:p>2200</text:p>
              </table:table-cell>
              <table:table-cell office:value-type="float" office:value="2.93706737353412">
                <text:p>2.93706737353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0.487780509871616">
                <text:p>0.487780509871616</text:p>
              </table:table-cell>
              <table:table-cell office:value-type="float" office:value="2600">
                <text:p>2600</text:p>
              </table:table-cell>
              <table:table-cell office:value-type="float" office:value="3.04372672958698">
                <text:p>3.04372672958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447130909994204">
                <text:p>0.447130909994204</text:p>
              </table:table-cell>
              <table:table-cell office:value-type="float" office:value="3000">
                <text:p>3000</text:p>
              </table:table-cell>
              <table:table-cell office:value-type="float" office:value="3.03910312689944">
                <text:p>3.039103126899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